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EBC41A6293732F30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F000000DFEBC41A6293732F30.svm" manifest:media-type="image/x-svm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F000000DFEBC41A6293732F30.svm" manifest:media-type="image/x-svm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F000000DFEBC41A6293732F30.svm" manifest:media-type="image/x-svm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2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sung_Rad_0A_gen-points" table:style-name="ta1">
        <table:shapes>
          <draw:frame draw:z-index="0" draw:style-name="gr1" draw:text-style-name="P1" svg:width="15.989cm" svg:height="8.998cm" svg:x="5.057cm" svg:y="1.672cm">
            <draw:object draw:notify-on-update-of-ranges="'Messung_Rad_0A_gen-points'.A1:'Messung_Rad_0A_gen-points'.A169 'Messung_Rad_0A_gen-points'.B1:'Messung_Rad_0A_gen-points'.B1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-0.005" calcext:value-type="float">
            <text:p>-0,00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91" calcext:value-type="float">
            <text:p>0,09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245" calcext:value-type="float">
            <text:p>0,245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319" calcext:value-type="float">
            <text:p>0,319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417" calcext:value-type="float">
            <text:p>0,417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518" calcext:value-type="float">
            <text:p>0,518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757" calcext:value-type="float">
            <text:p>0,757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989" calcext:value-type="float">
            <text:p>0,989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.112" calcext:value-type="float">
            <text:p>1,112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233" calcext:value-type="float">
            <text:p>1,233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.339" calcext:value-type="float">
            <text:p>1,339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445" calcext:value-type="float">
            <text:p>1,445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486" calcext:value-type="float">
            <text:p>1,486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523" calcext:value-type="float">
            <text:p>1,523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1.595" calcext:value-type="float">
            <text:p>1,59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.045" calcext:value-type="float">
            <text:p>2,045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2.106" calcext:value-type="float">
            <text:p>2,106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.165" calcext:value-type="float">
            <text:p>2,165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2.203" calcext:value-type="float">
            <text:p>2,2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41" calcext:value-type="float">
            <text:p>2,241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2.279" calcext:value-type="float">
            <text:p>2,27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317" calcext:value-type="float">
            <text:p>2,317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2.337" calcext:value-type="float">
            <text:p>2,33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355" calcext:value-type="float">
            <text:p>2,355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386" calcext:value-type="float">
            <text:p>2,386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2.401" calcext:value-type="float">
            <text:p>2,401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415" calcext:value-type="float">
            <text:p>2,415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2.396" calcext:value-type="float">
            <text:p>2,39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2.389" calcext:value-type="float">
            <text:p>2,38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398" calcext:value-type="float">
            <text:p>2,398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2.407" calcext:value-type="float">
            <text:p>2,407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415" calcext:value-type="float">
            <text:p>2,41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.404" calcext:value-type="float">
            <text:p>2,404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392" calcext:value-type="float">
            <text:p>2,392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.221" calcext:value-type="float">
            <text:p>2,221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046" calcext:value-type="float">
            <text:p>2,046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1.783" calcext:value-type="float">
            <text:p>1,7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1.275" calcext:value-type="float">
            <text:p>1,275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0.568" calcext:value-type="float">
            <text:p>0,568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-0.18" calcext:value-type="float">
            <text:p>-0,18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-0.43" calcext:value-type="float">
            <text:p>-0,43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-0.713" calcext:value-type="float">
            <text:p>-0,713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-1.046" calcext:value-type="float">
            <text:p>-1,046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-1.378" calcext:value-type="float">
            <text:p>-1,378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-1.704" calcext:value-type="float">
            <text:p>-1,704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-1.957" calcext:value-type="float">
            <text:p>-1,957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-2.146" calcext:value-type="float">
            <text:p>-2,146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-2.263" calcext:value-type="float">
            <text:p>-2,263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-2.348" calcext:value-type="float">
            <text:p>-2,348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-2.181" calcext:value-type="float">
            <text:p>-2,181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-2.014" calcext:value-type="float">
            <text:p>-2,014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-1.691" calcext:value-type="float">
            <text:p>-1,691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-1.36" calcext:value-type="float">
            <text:p>-1,36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-1.047" calcext:value-type="float">
            <text:p>-1,0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31" calcext:value-type="float">
            <text:p>-0,731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-0.259" calcext:value-type="float">
            <text:p>-0,259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0.679" calcext:value-type="float">
            <text:p>0,67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.135" calcext:value-type="float">
            <text:p>1,135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1.492" calcext:value-type="float">
            <text:p>1,492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1.849" calcext:value-type="float">
            <text:p>1,849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2.005" calcext:value-type="float">
            <text:p>2,005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146" calcext:value-type="float">
            <text:p>2,146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2.228" calcext:value-type="float">
            <text:p>2,22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307" calcext:value-type="float">
            <text:p>2,307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.252" calcext:value-type="float">
            <text:p>2,25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1.932" calcext:value-type="float">
            <text:p>1,932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676" calcext:value-type="float">
            <text:p>1,67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1.442" calcext:value-type="float">
            <text:p>1,442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208" calcext:value-type="float">
            <text:p>1,208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0.865" calcext:value-type="float">
            <text:p>0,86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523" calcext:value-type="float">
            <text:p>0,523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22" calcext:value-type="float">
            <text:p>-0,222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-0.643" calcext:value-type="float">
            <text:p>-0,643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-0.914" calcext:value-type="float">
            <text:p>-0,914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-1.247" calcext:value-type="float">
            <text:p>-1,247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-1.62" calcext:value-type="float">
            <text:p>-1,6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-1.859" calcext:value-type="float">
            <text:p>-1,859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-2.087" calcext:value-type="float">
            <text:p>-2,087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-2.196" calcext:value-type="float">
            <text:p>-2,19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-2.304" calcext:value-type="float">
            <text:p>-2,304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-2.301" calcext:value-type="float">
            <text:p>-2,30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-2.199" calcext:value-type="float">
            <text:p>-2,199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-2.077" calcext:value-type="float">
            <text:p>-2,07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-1.858" calcext:value-type="float">
            <text:p>-1,858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-1.57" calcext:value-type="float">
            <text:p>-1,57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-1.228" calcext:value-type="float">
            <text:p>-1,228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-0.837" calcext:value-type="float">
            <text:p>-0,837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-0.494" calcext:value-type="float">
            <text:p>-0,494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-0.155" calcext:value-type="float">
            <text:p>-0,155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243" calcext:value-type="float">
            <text:p>0,243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1.398" calcext:value-type="float">
            <text:p>1,398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1.766" calcext:value-type="float">
            <text:p>1,766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1.991" calcext:value-type="float">
            <text:p>1,991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211" calcext:value-type="float">
            <text:p>2,211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2.248" calcext:value-type="float">
            <text:p>2,248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279" calcext:value-type="float">
            <text:p>2,279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2.181" calcext:value-type="float">
            <text:p>2,181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068" calcext:value-type="float">
            <text:p>2,068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1.773" calcext:value-type="float">
            <text:p>1,773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.478" calcext:value-type="float">
            <text:p>1,478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1.222" calcext:value-type="float">
            <text:p>1,222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971" calcext:value-type="float">
            <text:p>0,971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0.656" calcext:value-type="float">
            <text:p>0,65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337" calcext:value-type="float">
            <text:p>0,337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-0.127" calcext:value-type="float">
            <text:p>-0,12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-0.589" calcext:value-type="float">
            <text:p>-0,589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-0.878" calcext:value-type="float">
            <text:p>-0,878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-1.169" calcext:value-type="float">
            <text:p>-1,169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-1.518" calcext:value-type="float">
            <text:p>-1,5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854" calcext:value-type="float">
            <text:p>-1,854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-2.049" calcext:value-type="float">
            <text:p>-2,049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-2.245" calcext:value-type="float">
            <text:p>-2,245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-2.293" calcext:value-type="float">
            <text:p>-2,293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-2.33" calcext:value-type="float">
            <text:p>-2,33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-2.249" calcext:value-type="float">
            <text:p>-2,249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-2.163" calcext:value-type="float">
            <text:p>-2,163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-1.906" calcext:value-type="float">
            <text:p>-1,90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-1.649" calcext:value-type="float">
            <text:p>-1,649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-1.404" calcext:value-type="float">
            <text:p>-1,40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-1.158" calcext:value-type="float">
            <text:p>-1,158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-0.896" calcext:value-type="float">
            <text:p>-0,89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-0.634" calcext:value-type="float">
            <text:p>-0,634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-0.193" calcext:value-type="float">
            <text:p>-0,193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267" calcext:value-type="float">
            <text:p>0,267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0.577" calcext:value-type="float">
            <text:p>0,57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878" calcext:value-type="float">
            <text:p>0,878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1.268" calcext:value-type="float">
            <text:p>1,268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.658" calcext:value-type="float">
            <text:p>1,658</text:p>
          </table:table-cell>
        </table:table-row>
        <table:table-row table:style-name="ro1">
          <table:table-cell office:value-type="float" office:value="7.95" calcext:value-type="float">
            <text:p>7,95</text:p>
          </table:table-cell>
          <table:table-cell office:value-type="float" office:value="1.836" calcext:value-type="float">
            <text:p>1,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2.108" calcext:value-type="float">
            <text:p>2,108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2.198" calcext:value-type="float">
            <text:p>2,198</text:p>
          </table:table-cell>
        </table:table-row>
        <table:table-row table:style-name="ro1">
          <table:table-cell office:value-type="float" office:value="8.15" calcext:value-type="float">
            <text:p>8,15</text:p>
          </table:table-cell>
          <table:table-cell office:value-type="float" office:value="2.187" calcext:value-type="float">
            <text:p>2,187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2.176" calcext:value-type="float">
            <text:p>2,176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1.972" calcext:value-type="float">
            <text:p>1,972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1.752" calcext:value-type="float">
            <text:p>1,752</text:p>
          </table:table-cell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1.525" calcext:value-type="float">
            <text:p>1,52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.298" calcext:value-type="float">
            <text:p>1,298</text:p>
          </table:table-cell>
        </table:table-row>
        <table:table-row table:style-name="ro1">
          <table:table-cell office:value-type="float" office:value="8.45" calcext:value-type="float">
            <text:p>8,45</text:p>
          </table:table-cell>
          <table:table-cell office:value-type="float" office:value="0.872" calcext:value-type="float">
            <text:p>0,872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46" calcext:value-type="float">
            <text:p>0,446</text:p>
          </table:table-cell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-0.056" calcext:value-type="float">
            <text:p>-0,056</text:p>
          </table:table-cell>
        </table:table-row>
      </table:table>
      <table:table table:name="Messung_Rad_05A_gen-points" table:style-name="ta1">
        <table:shapes>
          <draw:frame draw:z-index="0" draw:style-name="gr1" draw:text-style-name="P1" svg:width="15.99cm" svg:height="8.998cm" svg:x="6.153cm" svg:y="1.371cm">
            <draw:object draw:notify-on-update-of-ranges="'Messung_Rad_05A_gen-points'.A1:'Messung_Rad_05A_gen-points'.A196 'Messung_Rad_05A_gen-points'.B1:'Messung_Rad_05A_gen-points'.B19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81" calcext:value-type="float">
            <text:p>0,08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295" calcext:value-type="float">
            <text:p>0,295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482" calcext:value-type="float">
            <text:p>0,48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613" calcext:value-type="float">
            <text:p>0,613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882" calcext:value-type="float">
            <text:p>0,882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175" calcext:value-type="float">
            <text:p>1,175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.385" calcext:value-type="float">
            <text:p>1,38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641" calcext:value-type="float">
            <text:p>1,641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856" calcext:value-type="float">
            <text:p>1,856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2.065" calcext:value-type="float">
            <text:p>2,065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2.215" calcext:value-type="float">
            <text:p>2,21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2.358" calcext:value-type="float">
            <text:p>2,358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2.466" calcext:value-type="float">
            <text:p>2,46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.511" calcext:value-type="float">
            <text:p>2,511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2.515" calcext:value-type="float">
            <text:p>2,515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.511" calcext:value-type="float">
            <text:p>2,511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12" calcext:value-type="float">
            <text:p>2,512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2.513" calcext:value-type="float">
            <text:p>2,513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513" calcext:value-type="float">
            <text:p>2,513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2.513" calcext:value-type="float">
            <text:p>2,513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513" calcext:value-type="float">
            <text:p>2,513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2.514" calcext:value-type="float">
            <text:p>2,514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514" calcext:value-type="float">
            <text:p>2,514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2.509" calcext:value-type="float">
            <text:p>2,509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503" calcext:value-type="float">
            <text:p>2,503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2.499" calcext:value-type="float">
            <text:p>2,49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499" calcext:value-type="float">
            <text:p>2,499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499" calcext:value-type="float">
            <text:p>2,499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2.496" calcext:value-type="float">
            <text:p>2,49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471" calcext:value-type="float">
            <text:p>2,471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482" calcext:value-type="float">
            <text:p>2,482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2.477" calcext:value-type="float">
            <text:p>2,4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99" calcext:value-type="float">
            <text:p>2,399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2.247" calcext:value-type="float">
            <text:p>2,247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085" calcext:value-type="float">
            <text:p>2,085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1.675" calcext:value-type="float">
            <text:p>1,675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.478" calcext:value-type="float">
            <text:p>1,478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0.689" calcext:value-type="float">
            <text:p>0,689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0.502" calcext:value-type="float">
            <text:p>0,502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-0.05" calcext:value-type="float">
            <text:p>-0,05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-0.451" calcext:value-type="float">
            <text:p>-0,45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-0.787" calcext:value-type="float">
            <text:p>-0,787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-0.993" calcext:value-type="float">
            <text:p>-0,993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-1.339" calcext:value-type="float">
            <text:p>-1,339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-1.578" calcext:value-type="float">
            <text:p>-1,578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-1.736" calcext:value-type="float">
            <text:p>-1,736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-1.914" calcext:value-type="float">
            <text:p>-1,914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-2.011" calcext:value-type="float">
            <text:p>-2,011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-2.082" calcext:value-type="float">
            <text:p>-2,082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-2.109" calcext:value-type="float">
            <text:p>-2,109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-2.066" calcext:value-type="float">
            <text:p>-2,0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965" calcext:value-type="float">
            <text:p>-1,965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-1.839" calcext:value-type="float">
            <text:p>-1,839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-1.64" calcext:value-type="float">
            <text:p>-1,64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-1.393" calcext:value-type="float">
            <text:p>-1,393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-1.172" calcext:value-type="float">
            <text:p>-1,172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-0.829" calcext:value-type="float">
            <text:p>-0,829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-0.527" calcext:value-type="float">
            <text:p>-0,527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-0.191" calcext:value-type="float">
            <text:p>-0,191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0.628" calcext:value-type="float">
            <text:p>0,62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897" calcext:value-type="float">
            <text:p>0,897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1.117" calcext:value-type="float">
            <text:p>1,11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1.326" calcext:value-type="float">
            <text:p>1,326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1.547" calcext:value-type="float">
            <text:p>1,547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721" calcext:value-type="float">
            <text:p>1,72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1.809" calcext:value-type="float">
            <text:p>1,809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856" calcext:value-type="float">
            <text:p>1,856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1.849" calcext:value-type="float">
            <text:p>1,849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.765" calcext:value-type="float">
            <text:p>1,765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1.631" calcext:value-type="float">
            <text:p>1,6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22" calcext:value-type="float">
            <text:p>1,522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0.729" calcext:value-type="float">
            <text:p>0,729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497" calcext:value-type="float">
            <text:p>0,49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-0.141" calcext:value-type="float">
            <text:p>-0,141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-0.439" calcext:value-type="float">
            <text:p>-0,439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-0.661" calcext:value-type="float">
            <text:p>-0,661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-0.901" calcext:value-type="float">
            <text:p>-0,90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-1.047" calcext:value-type="float">
            <text:p>-1,047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-1.285" calcext:value-type="float">
            <text:p>-1,28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-1.394" calcext:value-type="float">
            <text:p>-1,394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-1.514" calcext:value-type="float">
            <text:p>-1,514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-1.558" calcext:value-type="float">
            <text:p>-1,558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-1.558" calcext:value-type="float">
            <text:p>-1,558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-1.523" calcext:value-type="float">
            <text:p>-1,523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-1.454" calcext:value-type="float">
            <text:p>-1,454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-1.361" calcext:value-type="float">
            <text:p>-1,361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-1.231" calcext:value-type="float">
            <text:p>-1,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055" calcext:value-type="float">
            <text:p>-1,055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-0.879" calcext:value-type="float">
            <text:p>-0,879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-0.638" calcext:value-type="float">
            <text:p>-0,63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-0.409" calcext:value-type="float">
            <text:p>-0,409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-0.184" calcext:value-type="float">
            <text:p>-0,184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364" calcext:value-type="float">
            <text:p>0,364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0.596" calcext:value-type="float">
            <text:p>0,59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1.005" calcext:value-type="float">
            <text:p>1,00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.149" calcext:value-type="float">
            <text:p>1,149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1.275" calcext:value-type="float">
            <text:p>1,27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1.347" calcext:value-type="float">
            <text:p>1,347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1.379" calcext:value-type="float">
            <text:p>1,379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.388" calcext:value-type="float">
            <text:p>1,388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1.348" calcext:value-type="float">
            <text:p>1,348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.283" calcext:value-type="float">
            <text:p>1,283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1.169" calcext:value-type="float">
            <text:p>1,169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988" calcext:value-type="float">
            <text:p>0,988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0.843" calcext:value-type="float">
            <text:p>0,8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5" calcext:value-type="float">
            <text:p>0,635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0.426" calcext:value-type="float">
            <text:p>0,42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228" calcext:value-type="float">
            <text:p>0,228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-0.232" calcext:value-type="float">
            <text:p>-0,232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-0.409" calcext:value-type="float">
            <text:p>-0,409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-0.615" calcext:value-type="float">
            <text:p>-0,615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-0.76" calcext:value-type="float">
            <text:p>-0,7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-0.904" calcext:value-type="float">
            <text:p>-0,904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-1.038" calcext:value-type="float">
            <text:p>-1,038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-1.106" calcext:value-type="float">
            <text:p>-1,106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-1.146" calcext:value-type="float">
            <text:p>-1,14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-1.169" calcext:value-type="float">
            <text:p>-1,169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-1.156" calcext:value-type="float">
            <text:p>-1,15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-1.103" calcext:value-type="float">
            <text:p>-1,103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-1.027" calcext:value-type="float">
            <text:p>-1,02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-0.944" calcext:value-type="float">
            <text:p>-0,944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-0.814" calcext:value-type="float">
            <text:p>-0,81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-0.675" calcext:value-type="float">
            <text:p>-0,675</text:p>
          </table:table-cell>
        </table:table-row>
        <table:table-row table:style-name="ro1">
          <table:table-cell office:value-type="float" office:value="7.95" calcext:value-type="float">
            <text:p>7,95</text:p>
          </table:table-cell>
          <table:table-cell office:value-type="float" office:value="-0.528" calcext:value-type="float">
            <text:p>-0,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356" calcext:value-type="float">
            <text:p>-0,356</text:p>
          </table:table-cell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-0.17" calcext:value-type="float">
            <text:p>-0,17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8.15" calcext:value-type="float">
            <text:p>8,15</text:p>
          </table:table-cell>
          <table:table-cell office:value-type="float" office:value="0.229" calcext:value-type="float">
            <text:p>0,229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95" calcext:value-type="float">
            <text:p>0,39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0.566" calcext:value-type="float">
            <text:p>0,56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911" calcext:value-type="float">
            <text:p>0,911</text:p>
          </table:table-cell>
        </table:table-row>
        <table:table-row table:style-name="ro1">
          <table:table-cell office:value-type="float" office:value="8.45" calcext:value-type="float">
            <text:p>8,45</text:p>
          </table:table-cell>
          <table:table-cell office:value-type="float" office:value="0.994" calcext:value-type="float">
            <text:p>0,994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.037" calcext:value-type="float">
            <text:p>1,037</text:p>
          </table:table-cell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1.026" calcext:value-type="float">
            <text:p>1,02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994" calcext:value-type="float">
            <text:p>0,994</text:p>
          </table:table-cell>
        </table:table-row>
        <table:table-row table:style-name="ro1">
          <table:table-cell office:value-type="float" office:value="8.65" calcext:value-type="float">
            <text:p>8,65</text:p>
          </table:table-cell>
          <table:table-cell office:value-type="float" office:value="0.985" calcext:value-type="float">
            <text:p>0,98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907" calcext:value-type="float">
            <text:p>0,907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0.753" calcext:value-type="float">
            <text:p>0,753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87" calcext:value-type="float">
            <text:p>0,687</text:p>
          </table:table-cell>
        </table:table-row>
        <table:table-row table:style-name="ro1">
          <table:table-cell office:value-type="float" office:value="8.85" calcext:value-type="float">
            <text:p>8,85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03" calcext:value-type="float">
            <text:p>0,403</text:p>
          </table:table-cell>
        </table:table-row>
        <table:table-row table:style-name="ro1">
          <table:table-cell office:value-type="float" office:value="8.95" calcext:value-type="float">
            <text:p>8,95</text:p>
          </table:table-cell>
          <table:table-cell office:value-type="float" office:value="0.251" calcext:value-type="float">
            <text:p>0,2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9.05" calcext:value-type="float">
            <text:p>9,05</text:p>
          </table:table-cell>
          <table:table-cell office:value-type="float" office:value="-0.07" calcext:value-type="float">
            <text:p>-0,07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-0.249" calcext:value-type="float">
            <text:p>-0,249</text:p>
          </table:table-cell>
        </table:table-row>
        <table:table-row table:style-name="ro1">
          <table:table-cell office:value-type="float" office:value="9.15" calcext:value-type="float">
            <text:p>9,15</text:p>
          </table:table-cell>
          <table:table-cell office:value-type="float" office:value="-0.378" calcext:value-type="float">
            <text:p>-0,378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-0.519" calcext:value-type="float">
            <text:p>-0,519</text:p>
          </table:table-cell>
        </table:table-row>
        <table:table-row table:style-name="ro1">
          <table:table-cell office:value-type="float" office:value="9.25" calcext:value-type="float">
            <text:p>9,25</text:p>
          </table:table-cell>
          <table:table-cell office:value-type="float" office:value="-0.62" calcext:value-type="float">
            <text:p>-0,62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-0.757" calcext:value-type="float">
            <text:p>-0,757</text:p>
          </table:table-cell>
        </table:table-row>
        <table:table-row table:style-name="ro1">
          <table:table-cell office:value-type="float" office:value="9.35" calcext:value-type="float">
            <text:p>9,35</text:p>
          </table:table-cell>
          <table:table-cell office:value-type="float" office:value="-0.796" calcext:value-type="float">
            <text:p>-0,79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-0.848" calcext:value-type="float">
            <text:p>-0,848</text:p>
          </table:table-cell>
        </table:table-row>
        <table:table-row table:style-name="ro1">
          <table:table-cell office:value-type="float" office:value="9.45" calcext:value-type="float">
            <text:p>9,45</text:p>
          </table:table-cell>
          <table:table-cell office:value-type="float" office:value="-0.873" calcext:value-type="float">
            <text:p>-0,873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-0.883" calcext:value-type="float">
            <text:p>-0,883</text:p>
          </table:table-cell>
        </table:table-row>
        <table:table-row table:style-name="ro1">
          <table:table-cell office:value-type="float" office:value="9.55" calcext:value-type="float">
            <text:p>9,55</text:p>
          </table:table-cell>
          <table:table-cell office:value-type="float" office:value="-0.86" calcext:value-type="float">
            <text:p>-0,8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-0.805" calcext:value-type="float">
            <text:p>-0,805</text:p>
          </table:table-cell>
        </table:table-row>
        <table:table-row table:style-name="ro1">
          <table:table-cell office:value-type="float" office:value="9.65" calcext:value-type="float">
            <text:p>9,65</text:p>
          </table:table-cell>
          <table:table-cell office:value-type="float" office:value="-0.733" calcext:value-type="float">
            <text:p>-0,733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-0.634" calcext:value-type="float">
            <text:p>-0,634</text:p>
          </table:table-cell>
        </table:table-row>
        <table:table-row table:style-name="ro1">
          <table:table-cell office:value-type="float" office:value="9.75" calcext:value-type="float">
            <text:p>9,75</text:p>
          </table:table-cell>
          <table:table-cell office:value-type="float" office:value="-0.547" calcext:value-type="float">
            <text:p>-0,547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-0.442" calcext:value-type="float">
            <text:p>-0,442</text:p>
          </table:table-cell>
        </table:table-row>
        <table:table-row table:style-name="ro1">
          <table:table-cell office:value-type="float" office:value="9.85" calcext:value-type="float">
            <text:p>9,85</text:p>
          </table:table-cell>
          <table:table-cell office:value-type="float" office:value="-0.306" calcext:value-type="float">
            <text:p>-0,30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-0.174" calcext:value-type="float">
            <text:p>-0,174</text:p>
          </table:table-cell>
        </table:table-row>
        <table:table-row table:style-name="ro1">
          <table:table-cell office:value-type="float" office:value="9.95" calcext:value-type="float">
            <text:p>9,95</text:p>
          </table:table-cell>
          <table:table-cell office:value-type="float" office:value="-0.014" calcext:value-type="float">
            <text:p>-0,014</text:p>
          </table:table-cell>
        </table:table-row>
      </table:table>
      <table:table table:name="Messung_Rad_21A_gen-points" table:style-name="ta1">
        <table:shapes>
          <draw:frame draw:z-index="0" draw:style-name="gr1" draw:text-style-name="P1" svg:width="15.989cm" svg:height="8.998cm" svg:x="4.943cm" svg:y="1.506cm">
            <draw:object draw:notify-on-update-of-ranges="'Messung_Rad_21A_gen-points'.A1:'Messung_Rad_21A_gen-points'.A144 'Messung_Rad_21A_gen-points'.B1:'Messung_Rad_21A_gen-points'.B1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264" calcext:value-type="float">
            <text:p>0,26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448" calcext:value-type="float">
            <text:p>0,44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602" calcext:value-type="float">
            <text:p>0,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1.128" calcext:value-type="float">
            <text:p>1,12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289" calcext:value-type="float">
            <text:p>1,289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1.366" calcext:value-type="float">
            <text:p>1,366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531" calcext:value-type="float">
            <text:p>1,531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.603" calcext:value-type="float">
            <text:p>1,60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678" calcext:value-type="float">
            <text:p>1,678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.721" calcext:value-type="float">
            <text:p>1,72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773" calcext:value-type="float">
            <text:p>1,773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819" calcext:value-type="float">
            <text:p>1,819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872" calcext:value-type="float">
            <text:p>1,872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1.947" calcext:value-type="float">
            <text:p>1,947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2.022" calcext:value-type="float">
            <text:p>2,022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2.073" calcext:value-type="float">
            <text:p>2,073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2.172" calcext:value-type="float">
            <text:p>2,172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.213" calcext:value-type="float">
            <text:p>2,213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2.241" calcext:value-type="float">
            <text:p>2,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2.291" calcext:value-type="float">
            <text:p>2,291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2.339" calcext:value-type="float">
            <text:p>2,339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367" calcext:value-type="float">
            <text:p>2,367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386" calcext:value-type="float">
            <text:p>2,386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2.388" calcext:value-type="float">
            <text:p>2,388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383" calcext:value-type="float">
            <text:p>2,383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2.382" calcext:value-type="float">
            <text:p>2,382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386" calcext:value-type="float">
            <text:p>2,386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2.386" calcext:value-type="float">
            <text:p>2,386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377" calcext:value-type="float">
            <text:p>2,377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368" calcext:value-type="float">
            <text:p>2,368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.371" calcext:value-type="float">
            <text:p>2,371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374" calcext:value-type="float">
            <text:p>2,374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.374" calcext:value-type="float">
            <text:p>2,374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371" calcext:value-type="float">
            <text:p>2,371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2.368" calcext:value-type="float">
            <text:p>2,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69" calcext:value-type="float">
            <text:p>2,369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2.373" calcext:value-type="float">
            <text:p>2,373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375" calcext:value-type="float">
            <text:p>2,375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2.373" calcext:value-type="float">
            <text:p>2,373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.369" calcext:value-type="float">
            <text:p>2,369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2.365" calcext:value-type="float">
            <text:p>2,365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363" calcext:value-type="float">
            <text:p>2,363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2.361" calcext:value-type="float">
            <text:p>2,361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2.361" calcext:value-type="float">
            <text:p>2,361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2.363" calcext:value-type="float">
            <text:p>2,363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369" calcext:value-type="float">
            <text:p>2,369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2.377" calcext:value-type="float">
            <text:p>2,377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.385" calcext:value-type="float">
            <text:p>2,385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2.393" calcext:value-type="float">
            <text:p>2,393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2.393" calcext:value-type="float">
            <text:p>2,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2.397" calcext:value-type="float">
            <text:p>2,397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2.403" calcext:value-type="float">
            <text:p>2,403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2.407" calcext:value-type="float">
            <text:p>2,40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2.411" calcext:value-type="float">
            <text:p>2,411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2.413" calcext:value-type="float">
            <text:p>2,413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406" calcext:value-type="float">
            <text:p>2,406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2.407" calcext:value-type="float">
            <text:p>2,40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414" calcext:value-type="float">
            <text:p>2,414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.421" calcext:value-type="float">
            <text:p>2,421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2.401" calcext:value-type="float">
            <text:p>2,401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2.185" calcext:value-type="float">
            <text:p>2,18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2.091" calcext:value-type="float">
            <text:p>2,091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877" calcext:value-type="float">
            <text:p>1,877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1.705" calcext:value-type="float">
            <text:p>1,70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.525" calcext:value-type="float">
            <text:p>1,525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1.359" calcext:value-type="float">
            <text:p>1,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6" calcext:value-type="float">
            <text:p>1,166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1.024" calcext:value-type="float">
            <text:p>1,024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909" calcext:value-type="float">
            <text:p>0,909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0.768" calcext:value-type="float">
            <text:p>0,768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652" calcext:value-type="float">
            <text:p>0,65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0.534" calcext:value-type="float">
            <text:p>0,534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433" calcext:value-type="float">
            <text:p>0,433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263" calcext:value-type="float">
            <text:p>0,263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158" calcext:value-type="float">
            <text:p>0,158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-0.005" calcext:value-type="float">
            <text:p>-0,005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-0.008" calcext:value-type="float">
            <text:p>-0,00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-0.011" calcext:value-type="float">
            <text:p>-0,011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-0.012" calcext:value-type="float">
            <text:p>-0,012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-0.009" calcext:value-type="float">
            <text:p>-0,009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-0.011" calcext:value-type="float">
            <text:p>-0,011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-0.011" calcext:value-type="float">
            <text:p>-0,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008" calcext:value-type="float">
            <text:p>0,008</text:p>
          </table:table-cell>
        </table:table-row>
      </table:table>
      <table:table table:name="Messung_Rad_25A_gen-points" table:style-name="ta1">
        <table:shapes>
          <draw:frame draw:z-index="0" draw:style-name="gr1" draw:text-style-name="P1" svg:width="15.989cm" svg:height="8.997cm" svg:x="3.846cm" svg:y="1.79cm">
            <draw:object draw:notify-on-update-of-ranges="'Messung_Rad_25A_gen-points'.A1:'Messung_Rad_25A_gen-points'.A154 'Messung_Rad_25A_gen-points'.B1:'Messung_Rad_25A_gen-points'.B1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-0.018" calcext:value-type="float">
            <text:p>-0,01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17" calcext:value-type="float">
            <text:p>-0,017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-0.014" calcext:value-type="float">
            <text:p>-0,01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-0.012" calcext:value-type="float">
            <text:p>-0,012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-0.009" calcext:value-type="float">
            <text:p>-0,009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-0.014" calcext:value-type="float">
            <text:p>-0,014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-0.012" calcext:value-type="float">
            <text:p>-0,012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-0.008" calcext:value-type="float">
            <text:p>-0,008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389" calcext:value-type="float">
            <text:p>0,38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591" calcext:value-type="float">
            <text:p>0,591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979" calcext:value-type="float">
            <text:p>0,979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1.189" calcext:value-type="float">
            <text:p>1,189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.378" calcext:value-type="float">
            <text:p>1,378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1.479" calcext:value-type="float">
            <text:p>1,479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.615" calcext:value-type="float">
            <text:p>1,615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1.677" calcext:value-type="float">
            <text:p>1,677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727" calcext:value-type="float">
            <text:p>1,727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1.777" calcext:value-type="float">
            <text:p>1,777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1.863" calcext:value-type="float">
            <text:p>1,863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1.936" calcext:value-type="float">
            <text:p>1,93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025" calcext:value-type="float">
            <text:p>2,02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.078" calcext:value-type="float">
            <text:p>2,07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134" calcext:value-type="float">
            <text:p>2,134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.186" calcext:value-type="float">
            <text:p>2,186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2.305" calcext:value-type="float">
            <text:p>2,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67" calcext:value-type="float">
            <text:p>2,367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2.417" calcext:value-type="float">
            <text:p>2,417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455" calcext:value-type="float">
            <text:p>2,455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2.479" calcext:value-type="float">
            <text:p>2,479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.475" calcext:value-type="float">
            <text:p>2,475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2.472" calcext:value-type="float">
            <text:p>2,472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472" calcext:value-type="float">
            <text:p>2,472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2.473" calcext:value-type="float">
            <text:p>2,473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2.476" calcext:value-type="float">
            <text:p>2,476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2.479" calcext:value-type="float">
            <text:p>2,479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479" calcext:value-type="float">
            <text:p>2,479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2.479" calcext:value-type="float">
            <text:p>2,479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.481" calcext:value-type="float">
            <text:p>2,481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2.487" calcext:value-type="float">
            <text:p>2,487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2.493" calcext:value-type="float">
            <text:p>2,493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2.486" calcext:value-type="float">
            <text:p>2,486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2.474" calcext:value-type="float">
            <text:p>2,474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2.468" calcext:value-type="float">
            <text:p>2,468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2.467" calcext:value-type="float">
            <text:p>2,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74" calcext:value-type="float">
            <text:p>2,474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2.481" calcext:value-type="float">
            <text:p>2,481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2.487" calcext:value-type="float">
            <text:p>2,487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2.493" calcext:value-type="float">
            <text:p>2,493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2.492" calcext:value-type="float">
            <text:p>2,492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2.489" calcext:value-type="float">
            <text:p>2,489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2.487" calcext:value-type="float">
            <text:p>2,487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476" calcext:value-type="float">
            <text:p>2,476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2.456" calcext:value-type="float">
            <text:p>2,45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401" calcext:value-type="float">
            <text:p>2,401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.282" calcext:value-type="float">
            <text:p>2,28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2.147" calcext:value-type="float">
            <text:p>2,147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2.029" calcext:value-type="float">
            <text:p>2,029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876" calcext:value-type="float">
            <text:p>1,87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1.715" calcext:value-type="float">
            <text:p>1,71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561" calcext:value-type="float">
            <text:p>1,561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1.401" calcext:value-type="float">
            <text:p>1,401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.298" calcext:value-type="float">
            <text:p>1,298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1.182" calcext:value-type="float">
            <text:p>1,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2" calcext:value-type="float">
            <text:p>1,072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0.976" calcext:value-type="float">
            <text:p>0,976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882" calcext:value-type="float">
            <text:p>0,882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0.807" calcext:value-type="float">
            <text:p>0,807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721" calcext:value-type="float">
            <text:p>0,721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0.656" calcext:value-type="float">
            <text:p>0,656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0.538" calcext:value-type="float">
            <text:p>0,538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484" calcext:value-type="float">
            <text:p>0,484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0.429" calcext:value-type="float">
            <text:p>0,42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0.354" calcext:value-type="float">
            <text:p>0,35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314" calcext:value-type="float">
            <text:p>0,314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0.278" calcext:value-type="float">
            <text:p>0,278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0.222" calcext:value-type="float">
            <text:p>0,22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167" calcext:value-type="float">
            <text:p>0,167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119" calcext:value-type="float">
            <text:p>0,119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07" calcext:value-type="float">
            <text:p>0,10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089" calcext:value-type="float">
            <text:p>0,089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0.081" calcext:value-type="float">
            <text:p>0,081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-0.005" calcext:value-type="float">
            <text:p>-0,00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-0.006" calcext:value-type="float">
            <text:p>-0,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4T22:24:22.833000000</dc:date>
    <meta:editing-duration>PT48M49S</meta:editing-duration>
    <meta:editing-cycles>3</meta:editing-cycles>
    <meta:generator>LibreOffice/7.3.1.3$Windows_X86_64 LibreOffice_project/a69ca51ded25f3eefd52d7bf9a5fad8c90b87951</meta:generator>
    <meta:document-statistic meta:table-count="4" meta:cell-count="1326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F000000DFEBC41A6293732F30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8.999cm" xlink:href=".." xlink:type="simple" chart:class="chart:line" chart:style-name="ch1">
        <chart:legend chart:legend-position="end" svg:x="13.283cm" svg:y="4.2cm" style:legend-expansion="high" chart:style-name="ch2"/>
        <chart:plot-area chart:style-name="ch3" table:cell-range-address="'Messung_Rad_0A_gen-points'.A1:'Messung_Rad_0A_gen-points'.B169" chart:data-source-has-labels="column" svg:x="0.319cm" svg:y="0.179cm" svg:width="12.645cm" svg:height="8.641cm">
          <chart:coordinate-region svg:x="0.888cm" svg:y="0.378cm" svg:width="11.935cm" svg:height="8.243cm"/>
          <chart:axis chart:dimension="x" chart:name="primary-x" chart:style-name="ch4" chartooo:axis-type="auto">
            <chartooo:date-scale/>
            <chart:categories table:cell-range-address="'Messung_Rad_0A_gen-points'.A1:'Messung_Rad_0A_gen-points'.A1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ssung_Rad_0A_gen-points'.B1:'Messung_Rad_0A_gen-points'.B169" chart:class="chart:line">
            <chart:data-point chart:repeated="1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'Messung_Rad_0A_gen-points'.A1:'Messung_Rad_0A_gen-points'.A169</svg:desc>
                </draw:g>
              </table:table-cell>
              <table:table-cell office:value-type="float" office:value="-0.006">
                <text:p>-0.006</text:p>
                <draw:g>
                  <svg:desc>'Messung_Rad_0A_gen-points'.B1:'Messung_Rad_0A_gen-points'.B169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2.106">
                <text:p>2.106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165">
                <text:p>2.165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.203">
                <text:p>2.20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317">
                <text:p>2.317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.337">
                <text:p>2.33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415">
                <text:p>2.415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.396">
                <text:p>2.39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2.389">
                <text:p>2.38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398">
                <text:p>2.398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415">
                <text:p>2.415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2.404">
                <text:p>2.40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392">
                <text:p>2.392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.221">
                <text:p>2.22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046">
                <text:p>2.046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1.783">
                <text:p>1.7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-0.713">
                <text:p>-0.71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1.046">
                <text:p>-1.046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-1.378">
                <text:p>-1.37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1.704">
                <text:p>-1.704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-1.957">
                <text:p>-1.957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2.146">
                <text:p>-2.146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-2.263">
                <text:p>-2.263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-2.348">
                <text:p>-2.348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-2.181">
                <text:p>-2.18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2.014">
                <text:p>-2.014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-1.691">
                <text:p>-1.691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-1.047">
                <text:p>-1.0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731">
                <text:p>-0.731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-0.259">
                <text:p>-0.25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.849">
                <text:p>1.849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2.005">
                <text:p>2.00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2.228">
                <text:p>2.22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2.252">
                <text:p>2.252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.676">
                <text:p>1.676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222">
                <text:p>-0.222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-0.643">
                <text:p>-0.643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0.914">
                <text:p>-0.914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-1.247">
                <text:p>-1.247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-1.859">
                <text:p>-1.859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2.087">
                <text:p>-2.087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-2.196">
                <text:p>-2.196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2.304">
                <text:p>-2.304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-2.301">
                <text:p>-2.30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2.199">
                <text:p>-2.199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-2.077">
                <text:p>-2.07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1.858">
                <text:p>-1.858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1.228">
                <text:p>-1.228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-0.837">
                <text:p>-0.837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0.494">
                <text:p>-0.494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-0.155">
                <text:p>-0.15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.766">
                <text:p>1.766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1.991">
                <text:p>1.991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2.211">
                <text:p>2.211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2.248">
                <text:p>2.248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2.181">
                <text:p>2.181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.068">
                <text:p>2.068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-0.589">
                <text:p>-0.589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-0.878">
                <text:p>-0.878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1.169">
                <text:p>-1.169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-1.518">
                <text:p>-1.5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854">
                <text:p>-1.854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-2.049">
                <text:p>-2.049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-2.245">
                <text:p>-2.245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-2.293">
                <text:p>-2.29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-2.249">
                <text:p>-2.24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-2.163">
                <text:p>-2.163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-1.906">
                <text:p>-1.906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-1.649">
                <text:p>-1.649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-1.404">
                <text:p>-1.404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1.158">
                <text:p>-1.158</text:p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-0.896">
                <text:p>-0.896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-0.634">
                <text:p>-0.634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-0.193">
                <text:p>-0.19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float" office:value="7.85">
                <text:p>7.85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8.05">
                <text:p>8.05</text:p>
              </table:table-cell>
              <table:table-cell office:value-type="float" office:value="2.108">
                <text:p>2.108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2.198">
                <text:p>2.198</text:p>
              </table:table-cell>
            </table:table-row>
            <table:table-row>
              <table:table-cell office:value-type="float" office:value="8.15">
                <text:p>8.15</text:p>
              </table:table-cell>
              <table:table-cell office:value-type="float" office:value="2.187">
                <text:p>2.187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2.176">
                <text:p>2.176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1.972">
                <text:p>1.972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1.752">
                <text:p>1.752</text:p>
              </table:table-cell>
            </table:table-row>
            <table:table-row>
              <table:table-cell office:value-type="float" office:value="8.35">
                <text:p>8.35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float" office:value="8.45">
                <text:p>8.45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-0.056">
                <text:p>-0.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F000000DFEBC41A6293732F30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8.999cm" xlink:href=".." xlink:type="simple" chart:class="chart:line" chart:style-name="ch1">
        <chart:legend chart:legend-position="end" svg:x="13.284cm" svg:y="4.2cm" style:legend-expansion="high" chart:style-name="ch2"/>
        <chart:plot-area chart:style-name="ch3" table:cell-range-address="'Messung_Rad_05A_gen-points'.A1:'Messung_Rad_05A_gen-points'.B196" chart:data-source-has-labels="column" svg:x="0.319cm" svg:y="0.179cm" svg:width="12.646cm" svg:height="8.641cm">
          <chart:coordinate-region svg:x="0.888cm" svg:y="0.378cm" svg:width="12.077cm" svg:height="8.243cm"/>
          <chart:axis chart:dimension="x" chart:name="primary-x" chart:style-name="ch4" chartooo:axis-type="auto">
            <chartooo:date-scale/>
            <chart:categories table:cell-range-address="'Messung_Rad_05A_gen-points'.A1:'Messung_Rad_05A_gen-points'.A19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ssung_Rad_05A_gen-points'.B1:'Messung_Rad_05A_gen-points'.B196" chart:class="chart:line">
            <chart:data-point chart:repeated="1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'Messung_Rad_05A_gen-points'.A1:'Messung_Rad_05A_gen-points'.A196</svg:desc>
                </draw:g>
              </table:table-cell>
              <table:table-cell office:value-type="float" office:value="0.057">
                <text:p>0.057</text:p>
                <draw:g>
                  <svg:desc>'Messung_Rad_05A_gen-points'.B1:'Messung_Rad_05A_gen-points'.B196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.856">
                <text:p>1.85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2.215">
                <text:p>2.21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358">
                <text:p>2.358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2.466">
                <text:p>2.46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2.515">
                <text:p>2.51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12">
                <text:p>2.512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.509">
                <text:p>2.50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503">
                <text:p>2.503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.499">
                <text:p>2.49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499">
                <text:p>2.499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499">
                <text:p>2.499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2.496">
                <text:p>2.496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471">
                <text:p>2.471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2.477">
                <text:p>2.4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99">
                <text:p>2.399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2.247">
                <text:p>2.247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.085">
                <text:p>2.085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-0.451">
                <text:p>-0.45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787">
                <text:p>-0.787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-0.993">
                <text:p>-0.99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1.339">
                <text:p>-1.339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-1.578">
                <text:p>-1.57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-1.736">
                <text:p>-1.736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-1.914">
                <text:p>-1.91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2.011">
                <text:p>-2.011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-2.082">
                <text:p>-2.08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2.109">
                <text:p>-2.109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-2.066">
                <text:p>-2.0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965">
                <text:p>-1.965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-1.839">
                <text:p>-1.83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-1.393">
                <text:p>-1.39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1.172">
                <text:p>-1.172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-0.829">
                <text:p>-0.829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0.527">
                <text:p>-0.527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-0.191">
                <text:p>-0.19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1.547">
                <text:p>1.54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1.809">
                <text:p>1.80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.856">
                <text:p>1.856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1.849">
                <text:p>1.849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1.631">
                <text:p>1.6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0.141">
                <text:p>-0.141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-0.439">
                <text:p>-0.439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0.661">
                <text:p>-0.661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-0.901">
                <text:p>-0.90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1.047">
                <text:p>-1.047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-1.285">
                <text:p>-1.28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1.394">
                <text:p>-1.394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-1.514">
                <text:p>-1.514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1.558">
                <text:p>-1.558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-1.558">
                <text:p>-1.55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1.523">
                <text:p>-1.523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-1.454">
                <text:p>-1.45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1.361">
                <text:p>-1.361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-1.231">
                <text:p>-1.2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.055">
                <text:p>-1.055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-0.879">
                <text:p>-0.879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-0.638">
                <text:p>-0.638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-0.409">
                <text:p>-0.409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-0.184">
                <text:p>-0.184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-0.232">
                <text:p>-0.232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-0.409">
                <text:p>-0.40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-0.615">
                <text:p>-0.615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-0.904">
                <text:p>-0.904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-1.038">
                <text:p>-1.03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1.106">
                <text:p>-1.106</text:p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-1.146">
                <text:p>-1.146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-1.169">
                <text:p>-1.169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-1.156">
                <text:p>-1.156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-1.103">
                <text:p>-1.103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-1.027">
                <text:p>-1.02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-0.944">
                <text:p>-0.944</text:p>
              </table:table-cell>
            </table:table-row>
            <table:table-row>
              <table:table-cell office:value-type="float" office:value="7.85">
                <text:p>7.85</text:p>
              </table:table-cell>
              <table:table-cell office:value-type="float" office:value="-0.814">
                <text:p>-0.814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-0.675">
                <text:p>-0.675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-0.528">
                <text:p>-0.5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356">
                <text:p>-0.356</text:p>
              </table:table-cell>
            </table:table-row>
            <table:table-row>
              <table:table-cell office:value-type="float" office:value="8.05">
                <text:p>8.05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8.15">
                <text:p>8.15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8.35">
                <text:p>8.3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float" office:value="8.45">
                <text:p>8.45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8.65">
                <text:p>8.65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8.75">
                <text:p>8.75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float" office:value="8.95">
                <text:p>8.95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9.05">
                <text:p>9.0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-0.249">
                <text:p>-0.249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-0.378">
                <text:p>-0.378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-0.519">
                <text:p>-0.519</text:p>
              </table:table-cell>
            </table:table-row>
            <table:table-row>
              <table:table-cell office:value-type="float" office:value="9.25">
                <text:p>9.25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-0.757">
                <text:p>-0.757</text:p>
              </table:table-cell>
            </table:table-row>
            <table:table-row>
              <table:table-cell office:value-type="float" office:value="9.35">
                <text:p>9.35</text:p>
              </table:table-cell>
              <table:table-cell office:value-type="float" office:value="-0.796">
                <text:p>-0.79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-0.848">
                <text:p>-0.848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-0.873">
                <text:p>-0.87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-0.883">
                <text:p>-0.883</text:p>
              </table:table-cell>
            </table:table-row>
            <table:table-row>
              <table:table-cell office:value-type="float" office:value="9.55">
                <text:p>9.55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-0.805">
                <text:p>-0.805</text:p>
              </table:table-cell>
            </table:table-row>
            <table:table-row>
              <table:table-cell office:value-type="float" office:value="9.65">
                <text:p>9.65</text:p>
              </table:table-cell>
              <table:table-cell office:value-type="float" office:value="-0.733">
                <text:p>-0.733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-0.634">
                <text:p>-0.634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-0.547">
                <text:p>-0.54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-0.442">
                <text:p>-0.442</text:p>
              </table:table-cell>
            </table:table-row>
            <table:table-row>
              <table:table-cell office:value-type="float" office:value="9.85">
                <text:p>9.85</text:p>
              </table:table-cell>
              <table:table-cell office:value-type="float" office:value="-0.306">
                <text:p>-0.306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-0.174">
                <text:p>-0.174</text:p>
              </table:table-cell>
            </table:table-row>
            <table:table-row>
              <table:table-cell office:value-type="float" office:value="9.95">
                <text:p>9.95</text:p>
              </table:table-cell>
              <table:table-cell office:value-type="float" office:value="-0.014">
                <text:p>-0.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F000000DFEBC41A6293732F30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8.999cm" xlink:href=".." xlink:type="simple" chart:class="chart:line" chart:style-name="ch1">
        <chart:legend chart:legend-position="end" svg:x="13.283cm" svg:y="4.2cm" style:legend-expansion="high" chart:style-name="ch2"/>
        <chart:plot-area chart:style-name="ch3" table:cell-range-address="'Messung_Rad_21A_gen-points'.A1:'Messung_Rad_21A_gen-points'.B144" chart:data-source-has-labels="column" svg:x="0.319cm" svg:y="0.179cm" svg:width="12.645cm" svg:height="8.641cm">
          <chart:coordinate-region svg:x="1.192cm" svg:y="0.379cm" svg:width="11.772cm" svg:height="8.242cm"/>
          <chart:axis chart:dimension="x" chart:name="primary-x" chart:style-name="ch4" chartooo:axis-type="auto">
            <chartooo:date-scale/>
            <chart:categories table:cell-range-address="'Messung_Rad_21A_gen-points'.A1:'Messung_Rad_21A_gen-points'.A1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ssung_Rad_21A_gen-points'.B1:'Messung_Rad_21A_gen-points'.B144" chart:class="chart:line">
            <chart:data-point chart:repeated="1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'Messung_Rad_21A_gen-points'.A1:'Messung_Rad_21A_gen-points'.A144</svg:desc>
                </draw:g>
              </table:table-cell>
              <table:table-cell office:value-type="float" office:value="0.005">
                <text:p>0.005</text:p>
                <draw:g>
                  <svg:desc>'Messung_Rad_21A_gen-points'.B1:'Messung_Rad_21A_gen-points'.B144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89">
                <text:p>1.289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531">
                <text:p>1.531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.603">
                <text:p>1.60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678">
                <text:p>1.678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.819">
                <text:p>1.81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872">
                <text:p>1.87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.947">
                <text:p>1.94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2.073">
                <text:p>2.07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2.172">
                <text:p>2.17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213">
                <text:p>2.213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.291">
                <text:p>2.29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.339">
                <text:p>2.33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.388">
                <text:p>2.38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383">
                <text:p>2.383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.382">
                <text:p>2.38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377">
                <text:p>2.377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2.371">
                <text:p>2.37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371">
                <text:p>2.371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2.373">
                <text:p>2.37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2.373">
                <text:p>2.373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2.361">
                <text:p>2.36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.361">
                <text:p>2.361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2.377">
                <text:p>2.377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.385">
                <text:p>2.385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393">
                <text:p>2.393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2.393">
                <text:p>2.3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2.397">
                <text:p>2.39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2.403">
                <text:p>2.40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2.411">
                <text:p>2.411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.413">
                <text:p>2.413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.406">
                <text:p>2.406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.414">
                <text:p>2.414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2.421">
                <text:p>2.42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2.091">
                <text:p>2.09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.877">
                <text:p>1.877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1.705">
                <text:p>1.70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F000000DFEBC41A6293732F30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8.998cm" xlink:href=".." xlink:type="simple" chart:class="chart:line" chart:style-name="ch1">
        <chart:legend chart:legend-position="end" svg:x="13.283cm" svg:y="4.2cm" style:legend-expansion="high" chart:style-name="ch2"/>
        <chart:plot-area chart:style-name="ch3" table:cell-range-address="'Messung_Rad_25A_gen-points'.A1:'Messung_Rad_25A_gen-points'.B154" chart:data-source-has-labels="column" svg:x="0.319cm" svg:y="0.179cm" svg:width="12.645cm" svg:height="8.64cm">
          <chart:coordinate-region svg:x="1.192cm" svg:y="0.378cm" svg:width="11.708cm" svg:height="8.242cm"/>
          <chart:axis chart:dimension="x" chart:name="primary-x" chart:style-name="ch4" chartooo:axis-type="auto">
            <chartooo:date-scale/>
            <chart:categories table:cell-range-address="'Messung_Rad_25A_gen-points'.A1:'Messung_Rad_25A_gen-points'.A1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ssung_Rad_25A_gen-points'.B1:'Messung_Rad_25A_gen-points'.B154" chart:class="chart:line">
            <chart:data-point chart:repeated="1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'Messung_Rad_25A_gen-points'.A1:'Messung_Rad_25A_gen-points'.A154</svg:desc>
                </draw:g>
              </table:table-cell>
              <table:table-cell office:value-type="float" office:value="-0.013">
                <text:p>-0.013</text:p>
                <draw:g>
                  <svg:desc>'Messung_Rad_25A_gen-points'.B1:'Messung_Rad_25A_gen-points'.B154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017">
                <text:p>-0.017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727">
                <text:p>1.727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863">
                <text:p>1.863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2.078">
                <text:p>2.078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134">
                <text:p>2.134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.186">
                <text:p>2.186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2.305">
                <text:p>2.3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2.417">
                <text:p>2.417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2.472">
                <text:p>2.472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.472">
                <text:p>2.472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2.473">
                <text:p>2.47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.481">
                <text:p>2.481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2.486">
                <text:p>2.486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.468">
                <text:p>2.468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2.467">
                <text:p>2.4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2.481">
                <text:p>2.481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2.492">
                <text:p>2.49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.489">
                <text:p>2.489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2.456">
                <text:p>2.45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2.282">
                <text:p>2.282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147">
                <text:p>2.147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2.029">
                <text:p>2.029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1.715">
                <text:p>1.71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.561">
                <text:p>1.561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-0.006">
                <text:p>-0.0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